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9.5pt"/>
    </style:style>
    <style:style style:name="P2" style:family="paragraph" style:parent-style-name="Standard">
      <style:text-properties style:font-name="sans-serif" fo:font-size="10.5pt"/>
    </style:style>
    <style:style style:name="P3" style:family="paragraph" style:parent-style-name="Standard">
      <style:text-properties style:font-name="sans-serif" fo:font-size="13.5pt"/>
    </style:style>
    <style:style style:name="P4" style:family="paragraph" style:parent-style-name="Standard">
      <style:text-properties style:font-name="sans-serif" fo:font-size="13.5pt" fo:font-weight="bold" style:font-weight-asian="bold" style:font-weight-complex="bold"/>
    </style:style>
    <style:style style:name="P5" style:family="paragraph" style:parent-style-name="Standard">
      <style:text-properties officeooo:rsid="001b6e6d" officeooo:paragraph-rsid="001b6e6d"/>
    </style:style>
    <style:style style:name="P6" style:family="paragraph" style:parent-style-name="Standard">
      <style:text-properties officeooo:paragraph-rsid="001b6e6d"/>
    </style:style>
    <style:style style:name="P7" style:family="paragraph" style:parent-style-name="Standard">
      <style:text-properties officeooo:paragraph-rsid="001d5e77"/>
    </style:style>
    <style:style style:name="P8" style:family="paragraph" style:parent-style-name="Standard">
      <style:text-properties fo:font-size="12pt" fo:font-weight="normal" officeooo:rsid="001e85d5" officeooo:paragraph-rsid="001e85d5" style:font-size-asian="12pt" style:font-weight-asian="normal" style:font-size-complex="12pt" style:font-weight-complex="normal"/>
    </style:style>
    <style:style style:name="P9" style:family="paragraph" style:parent-style-name="Standard">
      <style:text-properties officeooo:paragraph-rsid="001f37c2"/>
    </style:style>
    <style:style style:name="P10" style:family="paragraph" style:parent-style-name="Standard">
      <style:text-properties style:font-name="Liberation Serif" fo:font-size="13.5pt" fo:font-weight="bold" style:font-weight-asian="bold" style:font-weight-complex="bold"/>
    </style:style>
    <style:style style:name="P11" style:family="paragraph" style:parent-style-name="Standard">
      <style:text-properties style:font-name="Liberation Serif" fo:font-weight="normal" officeooo:paragraph-rsid="001f37c2" style:font-weight-asian="normal" style:font-weight-complex="normal"/>
    </style:style>
    <style:style style:name="P12" style:family="paragraph" style:parent-style-name="Standard">
      <style:text-properties fo:font-weight="bold" officeooo:paragraph-rsid="001f37c2" style:font-weight-asian="bold" style:font-weight-complex="bold"/>
    </style:style>
    <style:style style:name="P13" style:family="paragraph" style:parent-style-name="Standard">
      <style:text-properties officeooo:paragraph-rsid="002015d0"/>
    </style:style>
    <style:style style:name="P14" style:family="paragraph" style:parent-style-name="Standard">
      <style:text-properties officeooo:rsid="0021a2fe" officeooo:paragraph-rsid="0021a2fe"/>
    </style:style>
    <style:style style:name="P15" style:family="paragraph" style:parent-style-name="Standard">
      <style:text-properties officeooo:paragraph-rsid="0021a2fe"/>
    </style:style>
    <style:style style:name="P16" style:family="paragraph" style:parent-style-name="Standard">
      <style:text-properties officeooo:rsid="00229262" officeooo:paragraph-rsid="00229262"/>
    </style:style>
    <style:style style:name="P17" style:family="paragraph" style:parent-style-name="Standard">
      <style:text-properties fo:font-size="13pt" fo:font-weight="bold" officeooo:paragraph-rsid="001d5e77" style:font-size-asian="13pt" style:font-weight-asian="bold" style:font-size-complex="13pt" style:font-weight-complex="bold"/>
    </style:style>
    <style:style style:name="P18" style:family="paragraph" style:parent-style-name="Text_20_body" style:list-style-name="L1">
      <style:text-properties officeooo:paragraph-rsid="001d5e77"/>
    </style:style>
    <style:style style:name="P19" style:family="paragraph" style:parent-style-name="Text_20_body" style:list-style-name="L2">
      <style:text-properties officeooo:paragraph-rsid="001d5e77"/>
    </style:style>
    <style:style style:name="P20" style:family="paragraph" style:parent-style-name="Text_20_body">
      <style:text-properties officeooo:paragraph-rsid="001e85d5"/>
    </style:style>
    <style:style style:name="P21" style:family="paragraph" style:parent-style-name="Text_20_body" style:list-style-name="L3"/>
    <style:style style:name="P22" style:family="paragraph" style:parent-style-name="Text_20_body">
      <style:text-properties officeooo:rsid="001b6e6d" officeooo:paragraph-rsid="001b6e6d"/>
    </style:style>
    <style:style style:name="P23" style:family="paragraph" style:parent-style-name="Text_20_body" style:list-style-name="L3">
      <style:paragraph-properties fo:margin-top="0cm" fo:margin-bottom="0cm" loext:contextual-spacing="false"/>
    </style:style>
    <style:style style:name="P24" style:family="paragraph" style:parent-style-name="Heading_20_3">
      <style:text-properties style:text-underline-style="solid" style:text-underline-width="auto" style:text-underline-color="font-color" officeooo:rsid="001f37c2" officeooo:paragraph-rsid="001f37c2"/>
    </style:style>
    <style:style style:name="P25" style:family="paragraph" style:parent-style-name="Heading_20_3">
      <style:text-properties style:text-underline-style="solid" style:text-underline-width="auto" style:text-underline-color="font-color" officeooo:paragraph-rsid="002015d0"/>
    </style:style>
    <style:style style:name="P26" style:family="paragraph" style:parent-style-name="Heading_20_3">
      <style:text-properties style:text-underline-style="solid" style:text-underline-width="auto" style:text-underline-color="font-color" officeooo:rsid="0021a2fe" officeooo:paragraph-rsid="0021a2fe"/>
    </style:style>
    <style:style style:name="P27" style:family="paragraph" style:parent-style-name="Heading_20_3">
      <style:text-properties officeooo:paragraph-rsid="002015d0"/>
    </style:style>
    <style:style style:name="T1" style:family="text">
      <style:text-properties fo:font-weight="normal" style:font-weight-asian="normal" style:font-weight-complex="normal"/>
    </style:style>
    <style:style style:name="T2" style:family="text">
      <style:text-properties fo:font-weight="normal" officeooo:rsid="001e85d5" style:font-weight-asian="normal" style:font-weight-complex="normal"/>
    </style:style>
    <style:style style:name="T3" style:family="text">
      <style:text-properties fo:font-weight="normal" officeooo:rsid="002015d0" style:font-weight-asian="normal" style:font-weight-complex="normal"/>
    </style:style>
    <style:style style:name="T4" style:family="text">
      <style:text-properties officeooo:rsid="001d5e77"/>
    </style:style>
    <style:style style:name="T5" style:family="text">
      <style:text-properties style:font-name="sans-serif"/>
    </style:style>
    <style:style style:name="T6" style:family="text">
      <style:text-properties style:font-name="sans-serif" fo:font-size="13.5pt"/>
    </style:style>
    <style:style style:name="T7" style:family="text">
      <style:text-properties style:font-name="sans-serif" fo:font-size="13.5pt"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ize="13pt" fo:font-weight="bold" officeooo:rsid="001d5e77" style:font-size-asian="13pt" style:font-weight-asian="bold" style:font-size-complex="13pt" style:font-weight-complex="bold"/>
    </style:style>
    <style:style style:name="T10" style:family="text">
      <style:text-properties officeooo:rsid="001f37c2"/>
    </style:style>
    <style:style style:name="T11" style:family="text">
      <style:text-properties fo:font-size="13.5pt"/>
    </style:style>
    <style:style style:name="T12" style:family="text">
      <style:text-properties officeooo:rsid="002015d0"/>
    </style:style>
    <style:style style:name="T13" style:family="text">
      <style:text-properties style:text-underline-style="solid" style:text-underline-width="auto" style:text-underline-color="font-color"/>
    </style:style>
    <style:style style:name="T14" style:family="text">
      <style:text-properties fo:color="#014a7f" fo:background-color="transparent" loext:char-shading-value="0"/>
    </style:style>
    <style:style style:name="T15" style:family="text">
      <style:text-properties fo:color="#014a7f" officeooo:rsid="002151ae" fo:background-color="transparent" loext:char-shading-value="0"/>
    </style:style>
    <style:style style:name="T16" style:family="text">
      <style:text-properties fo:color="#000000" fo:background-color="transparent" loext:char-shading-value="0"/>
    </style:style>
    <style:style style:name="T17" style:family="text">
      <style:text-properties fo:color="#000000" officeooo:rsid="002151ae" fo:background-color="transparent" loext:char-shading-value="0"/>
    </style:style>
    <style:style style:name="T18" style:family="text">
      <style:text-properties fo:color="#000000" officeooo:rsid="0021a2fe" fo:background-color="transparent" loext:char-shading-value="0"/>
    </style:style>
    <style:style style:name="T19" style:family="text">
      <style:text-properties fo:color="#000000" officeooo:rsid="0023347c" fo:background-color="transparent" loext:char-shading-value="0"/>
    </style:style>
    <style:style style:name="T20" style:family="text">
      <style:text-properties officeooo:rsid="00233a0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DLC, Business Analysis and Project Management</text:p>
      <text:p text:style-name="P2"/>
      <text:p text:style-name="P10">1.</text:p>
      <text:p text:style-name="P4">Why is software development life cycle important?</text:p>
      <text:p text:style-name="P3"/>
      <text:p text:style-name="P3"/>
      <text:p text:style-name="Standard"><text:span text:style-name="Strong_20_Emphasis"><text:span text:style-name="T1">The software development life cycle, known as the SDLC, ensures an application meets the needs of its users.</text:span></text:span> Success of the software depends upon utilizing all five steps of the SDLC for as long as the application is in use.<text:span text:style-name="T4">S</text:span>DLC serves as a guide to the project and provides a flexible and consistent medium to accommodate changes, and perform the project to meet client’s objectives. SDLC phases define key schedule and delivery points which ensure timely and correct delivery to the client within budget and other constraints and project requirements. SDLC co-operates project control and management activities as they must be introduced within each phase of SDLC.</text:p>
      <text:p text:style-name="P6"/>
      <text:p text:style-name="P12"><text:span text:style-name="T10">2.</text:span><text:span text:style-name="T6">Come up with Entry and Exit criteria for each phases of project management life cycle</text:span></text:p>
      <text:p text:style-name="P12"><text:span text:style-name="T6"/></text:p>
      <text:p text:style-name="P11"><text:span text:style-name="T11">the five phases of project management include conception and initiation, planning, execution, performance/monitoring, and project close</text:span></text:p>
      <text:h text:style-name="P24" text:outline-level="3">Phase 1: Project Initiation</text:h>
      <text:p text:style-name="P13"><text:span text:style-name="T12">Entry-</text:span>business case.</text:p>
      <text:p text:style-name="P13"><text:span text:style-name="T12">Exit-</text:span>project initiation document (PID) <text:span text:style-name="T12">created.</text:span></text:p>
      <text:p text:style-name="P13"/>
      <text:h text:style-name="P25" text:outline-level="3">Phase 2: Project Planning</text:h>
      <text:p text:style-name="P13"><text:span text:style-name="T12">Entry-</text:span>setting goals<text:span text:style-name="T12">(SMART &amp; CLEAR).</text:span></text:p>
      <text:p text:style-name="P13"><text:span text:style-name="T12">Exit-</text:span>project management plan <text:span text:style-name="T12">is created.(</text:span><text:span text:style-name="Strong_20_Emphasis">Scope Statement,</text:span><text:span text:style-name="Strong_20_Emphasis"><text:span text:style-name="T12">WBS,Milestone,Risk management plan,Communication Plan,Gantt chart)</text:span></text:span></text:p>
      <text:p text:style-name="P13"><text:span text:style-name="Strong_20_Emphasis"/></text:p>
      <text:h text:style-name="P27" text:outline-level="3"><text:span text:style-name="Strong_20_Emphasis"><text:span text:style-name="T13">Phase 3: Project Execution</text:span></text:span></text:h>
      <text:p text:style-name="P13"><text:span text:style-name="Strong_20_Emphasis"><text:span text:style-name="T3">Entry-</text:span></text:span><text:span text:style-name="Strong_20_Emphasis"><text:span text:style-name="T1">when team members actually begin working on the tasks assigned them by the project manager.</text:span></text:span></text:p>
      <text:p text:style-name="P13"><text:span text:style-name="T12">Exit-</text:span>Time management,<text:span text:style-name="T16">Cost management,</text:span><text:span text:style-name="T17">Quality Management,Change management,Issue management .</text:span></text:p>
      <text:p text:style-name="P13"><text:span text:style-name="T17"/></text:p>
      <text:h text:style-name="P25" text:outline-level="3"><text:span text:style-name="T17">Phase 4: Project Performance/Monitoring</text:span></text:h>
      <text:p text:style-name="P13"><text:span text:style-name="T17"/></text:p>
      <text:p text:style-name="P13"><text:span text:style-name="T17"/></text:p>
      <text:p text:style-name="P15"><text:span text:style-name="T17">E</text:span><text:span text:style-name="T18">ntry-</text:span><text:span text:style-name="T16">monitoring the project for risks and keeping those risks at bay.</text:span></text:p>
      <text:p text:style-name="P15"><text:span text:style-name="T18"/></text:p>
      <text:p text:style-name="P14"><text:span text:style-name="T16">Exit-</text:span><text:span text:style-name="T19">Daily Project Inspection report,Audit</text:span></text:p>
      <text:p text:style-name="P14"><text:span text:style-name="T16"/></text:p>
      <text:h text:style-name="P26" text:outline-level="3"><text:span text:style-name="T16">Phase 5: Project Closure</text:span></text:h>
      <text:p text:style-name="P16"><text:span text:style-name="T16">Entry-</text:span><text:span text:style-name="T19">Check the client requiremnts</text:span></text:p>
      <text:p text:style-name="P16"><text:soft-page-break/><text:span text:style-name="T16">Exit-Met Customer Requirement</text:span></text:p>
      <text:p text:style-name="P13"/>
      <text:p text:style-name="P9"><text:span text:style-name="T9">3.</text:span></text:p>
      <text:p text:style-name="P9"><text:span text:style-name="T7">What are the roles of a Business Analyst? Why is Business Analysis crucial for a project success?</text:span></text:p>
      <text:p text:style-name="P7"><text:span text:style-name="T7"/></text:p>
      <text:p text:style-name="P8"><text:span text:style-name="T5">These are the roles of BA:</text:span></text:p>
      <text:p text:style-name="P7"/>
      <text:list xml:id="list8529524503079759614" text:style-name="L2">
        <text:list-item>
          <text:p text:style-name="P19"><text:span text:style-name="Strong_20_Emphasis"><text:span text:style-name="T8">Extract requirements</text:span></text:span><text:span text:style-name="Strong_20_Emphasis"><text:span text:style-name="T1"> - Incomplete or improper requirements usually lead to project failure. A business analyst determines a project’s requirements by extracting them from business or government policies, as well as from current and future users, through interaction and research.</text:span></text:span></text:p>
        </text:list-item>
      </text:list>
      <text:list xml:id="list7141946450591090358" text:style-name="L1">
        <text:list-item>
          <text:p text:style-name="P18"><text:span text:style-name="Strong_20_Emphasis"><text:span text:style-name="T8">Anticipate requirements</text:span></text:span><text:span text:style-name="Strong_20_Emphasis"><text:span text:style-name="T1"> - Baseline plans are subject to modification, and anticipating requirements that will be needed in the future or that have not yet been considered is essential to successful outcomes.</text:span></text:span></text:p>
        </text:list-item>
        <text:list-item>
          <text:p text:style-name="P18"><text:span text:style-name="Strong_20_Emphasis"><text:span text:style-name="T8">Translate requirements</text:span></text:span><text:span text:style-name="Strong_20_Emphasis"> - </text:span><text:span text:style-name="Strong_20_Emphasis"><text:span text:style-name="T1">The business analyst must be adept at translating business requirements to technical requirements.</text:span></text:span></text:p>
        </text:list-item>
        <text:list-item>
          <text:p text:style-name="P18"><text:span text:style-name="Strong_20_Emphasis">System and operations maintenance - </text:span><text:span text:style-name="Strong_20_Emphasis"><text:span text:style-name="T1">Once all requirements have been met and the IT solution delivered, the business analyst’s role shifts to maintenance, or preventing and correcting defects</text:span></text:span></text:p>
        </text:list-item>
      </text:list>
      <text:p text:style-name="P20"><text:span text:style-name="Strong_20_Emphasis"><text:span text:style-name="T2">BA are crucial for a project success because they are the people who will get requirements and information from the clients to the organaization.They act as a bridge between the gap of organaization and clients.How productive they are will reflect in the accuracy of requirement completion from the organization side.</text:span></text:span></text:p>
      <text:p text:style-name="P7"/>
      <text:p text:style-name="P17"><text:span text:style-name="T20">4)</text:span>Define the roles and responsibilities of a Project Manager</text:p>
      <text:p text:style-name="P7"><text:span text:style-name="T4"><text:line-break/></text:span>The project manager is the individual responsible for delivering the project. The individual leads and manages the project team, with authority and responsibility from the project board, to run the project on a day-to-day basis.</text:p>
      <text:p text:style-name="P6"/>
      <text:p text:style-name="P5">The project manager must have a combination of skills including an ability to ask penetrating questions, detect unstated assumptions and resolve conflicts, as well as more general management skills.</text:p>
      <text:p text:style-name="P22">The role of the project manager encompasses many activities including:</text:p>
      <text:list xml:id="list2643132875137908180" text:style-name="L3">
        <text:list-item>
          <text:p text:style-name="P23">Planning and Defining Scope</text:p>
        </text:list-item>
        <text:list-item>
          <text:p text:style-name="P23">Activity Planning and Sequencing</text:p>
        </text:list-item>
        <text:list-item>
          <text:p text:style-name="P23">Resource Planning</text:p>
        </text:list-item>
        <text:list-item>
          <text:p text:style-name="P23">Developing Schedules</text:p>
        </text:list-item>
        <text:list-item>
          <text:p text:style-name="P23">Time Estimating</text:p>
        </text:list-item>
        <text:list-item>
          <text:p text:style-name="P23">Cost Estimating</text:p>
        </text:list-item>
        <text:list-item>
          <text:p text:style-name="P23">Developing a Budget</text:p>
        </text:list-item>
        <text:list-item>
          <text:p text:style-name="P23">Documentation</text:p>
        </text:list-item>
        <text:list-item>
          <text:p text:style-name="P23"><text:soft-page-break/>Creating Charts and Schedules</text:p>
        </text:list-item>
        <text:list-item>
          <text:p text:style-name="P23">Risk Analysis</text:p>
        </text:list-item>
        <text:list-item>
          <text:p text:style-name="P23">Managing Risks and Issues</text:p>
        </text:list-item>
        <text:list-item>
          <text:p text:style-name="P23">Monitoring and Reporting Progress</text:p>
        </text:list-item>
        <text:list-item>
          <text:p text:style-name="P23">Team Leadership</text:p>
        </text:list-item>
        <text:list-item>
          <text:p text:style-name="P23">Strategic Influencing</text:p>
        </text:list-item>
        <text:list-item>
          <text:p text:style-name="P23">Business Partnering</text:p>
        </text:list-item>
        <text:list-item>
          <text:p text:style-name="P23">Working with Vendors</text:p>
        </text:list-item>
        <text:list-item>
          <text:p text:style-name="P23">Scalability, Interoperability and Portability Analysis</text:p>
        </text:list-item>
        <text:list-item>
          <text:p text:style-name="P23">Controlling Quality</text:p>
        </text:list-item>
        <text:list-item>
          <text:p text:style-name="P21">Benefits Realisatio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05:23.785419786</meta:creation-date>
    <dc:date>2016-08-16T20:00:25.694809738</dc:date>
    <meta:editing-duration>PT54M58S</meta:editing-duration>
    <meta:editing-cycles>13</meta:editing-cycles>
    <meta:generator>LibreOffice/5.1.4.2$Linux_X86_64 LibreOffice_project/10m0$Build-2</meta:generator>
    <meta:document-statistic meta:table-count="0" meta:image-count="0" meta:object-count="0" meta:page-count="3" meta:paragraph-count="52" meta:word-count="583" meta:character-count="3962" meta:non-whitespace-character-count="3453"/>
  </office:meta>
</office:document-meta>
</file>